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, 'Times New Roman PS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27c0" officeooo:paragraph-rsid="000e27c0"/>
    </style:style>
    <style:style style:name="P3" style:family="paragraph" style:parent-style-name="Table_20_Contents">
      <style:text-properties officeooo:rsid="0011cc2b" officeooo:paragraph-rsid="0011cc2b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bd8c4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4pt" fo:font-style="normal" fo:font-weight="normal" officeooo:rsid="000db710" officeooo:paragraph-rsid="001c689f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Table_20_Contents">
      <style:text-properties officeooo:rsid="001c689f" officeooo:paragraph-rsid="00200d90"/>
    </style:style>
    <style:style style:name="P7" style:family="paragraph" style:parent-style-name="Table_20_Contents">
      <style:text-properties officeooo:rsid="001bd8c4" officeooo:paragraph-rsid="00200d90"/>
    </style:style>
    <style:style style:name="P8" style:family="paragraph" style:parent-style-name="Table_20_Contents">
      <style:text-properties officeooo:rsid="000cf989" officeooo:paragraph-rsid="00212d9a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 style:list-style-name="L1">
      <style:text-properties officeooo:paragraph-rsid="00223c43"/>
    </style:style>
    <style:style style:name="P12" style:family="paragraph" style:parent-style-name="Azione_20_attore">
      <style:text-properties officeooo:rsid="001a4f08" officeooo:paragraph-rsid="000db710"/>
    </style:style>
    <style:style style:name="P13" style:family="paragraph" style:parent-style-name="Azione_20_attore" style:list-style-name="Numerazione_20_UC">
      <style:text-properties officeooo:rsid="001a4f08" officeooo:paragraph-rsid="00200d90"/>
    </style:style>
    <style:style style:name="P14" style:family="paragraph" style:parent-style-name="Azione_20_attore" style:list-style-name="">
      <style:text-properties officeooo:rsid="000cf989" officeooo:paragraph-rsid="000cf989"/>
    </style:style>
    <style:style style:name="P15" style:family="paragraph" style:parent-style-name="Azione_20_sistema" style:list-style-name="Numerazione_20_UC">
      <style:text-properties fo:font-weight="normal" officeooo:rsid="001c689f" officeooo:paragraph-rsid="001c689f" style:font-weight-asian="normal" style:font-weight-complex="normal"/>
    </style:style>
    <style:style style:name="P16" style:family="paragraph" style:parent-style-name="Azione_20_sistema" style:list-style-name="">
      <style:text-properties officeooo:rsid="001a4f08" officeooo:paragraph-rsid="00200d90"/>
    </style:style>
    <style:style style:name="P17" style:family="paragraph" style:parent-style-name="Default">
      <style:text-properties fo:color="#000000" style:font-name="Times New Roman" fo:font-size="12pt" fo:font-style="normal" officeooo:rsid="0011cc2b" officeooo:paragraph-rsid="00200d90" style:font-name-asian="Times New Roman1" style:font-size-asian="12pt" style:font-style-asian="normal" style:font-name-complex="Times New Roman1" style:font-size-complex="12pt" style:font-style-complex="normal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officeooo:rsid="0013cfcb"/>
    </style:style>
    <style:style style:name="T4" style:family="text">
      <style:text-properties officeooo:rsid="000ad213"/>
    </style:style>
    <style:style style:name="T5" style:family="text">
      <style:text-properties officeooo:rsid="00185656"/>
    </style:style>
    <style:style style:name="T6" style:family="text">
      <style:text-properties officeooo:rsid="001bd8c4"/>
    </style:style>
    <style:style style:name="T7" style:family="text">
      <style:text-properties officeooo:rsid="001c689f"/>
    </style:style>
    <style:style style:name="T8" style:family="text">
      <style:text-properties officeooo:rsid="000db710"/>
    </style:style>
    <style:style style:name="T9" style:family="text">
      <style:text-properties officeooo:rsid="00200d90"/>
    </style:style>
    <style:style style:name="T10" style:family="text">
      <style:text-properties fo:color="#000000"/>
    </style:style>
    <style:style style:name="T11" style:family="text">
      <style:text-properties officeooo:rsid="000e27c0"/>
    </style:style>
    <style:style style:name="T12" style:family="text">
      <style:text-properties officeooo:rsid="00223c43"/>
    </style:style>
    <style:style style:name="T13" style:family="text">
      <style:text-properties officeooo:rsid="0023c2c0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<text:span text:style-name="T7">Psicopedagogo </text:span><text:span text:style-name="T6">Visualizza </text:span><text:span text:style-name="T7">Programma educativo settimanal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17">L'utente accede al sistema e viene riconosciuto come PsicoPedagogo</text:p>
          </table:table-cell>
        </table:table-row>
        <table:table-row table:style-name="Tabella33.5">
          <table:table-cell table:style-name="Tabella33.A2" office:value-type="string">
            <text:p text:style-name="P1">Flusso di event<text:span text:style-name="T6">i</text:span></text:p>
          </table:table-cell>
          <table:table-cell table:style-name="Tabella33.B2" office:value-type="string">
            <text:list xml:id="list37142872" text:style-name="Numerazione_20_UC">
              <text:list-header>
                <text:p text:style-name="P12"/>
              </text:list-header>
              <text:list-item text:start-value="1">
                <text:p text:style-name="P13"><text:span text:style-name="T2">L</text:span><text:span text:style-name="T13">o Psicopedagogo</text:span><text:span text:style-name="T8"> accede alla sezione </text:span>Registro</text:p>
              </text:list-item>
            </text:list>
            <text:p text:style-name="P16"/>
            <text:list xml:id="list37142234" text:continue-numbering="true" text:style-name="Numerazione_20_UC">
              <text:list-item>
                <text:p text:style-name="P13">L<text:span text:style-name="T13">o Psicopedagogo</text:span><text:span text:style-name="T7"> </text:span>seleziona la classe per cui vuole <text:span text:style-name="T6">visualizzare il </text:span><text:span text:style-name="T7">programma educativo settimanale</text:span></text:p>
              </text:list-item>
            </text:list>
            <text:p text:style-name="P16"><text:span text:style-name="T7"/></text:p>
            <text:list xml:id="list37165247" text:continue-numbering="true" text:style-name="Numerazione_20_UC">
              <text:list-header>
                <text:p text:style-name="P15">3.Il sistema mostra il programma settimanale per la classe selezionata</text:p>
              </text:list-header>
            </text:list>
            <text:p text:style-name="P14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8"><text:span text:style-name="T1">Il sistema </text:span><text:span text:style-name="T3">mostra </text:span><text:span text:style-name="T7">correttamente</text:span><text:span text:style-name="T3"> </text:span><text:span text:style-name="T7">il programma settimanale per la classe selezionata 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/>
            <text:list xml:id="list37150957" text:style-name="L1">
              <text:list-item>
                <text:p text:style-name="P11"><text:span text:style-name="T11">Nel caso di un errore </text:span><text:span text:style-name="T10">utente </text:span><text:span text:style-name="T11">, il sistema mostra</text:span><text:span text:style-name="T7"> </text:span><text:span text:style-name="T12">all'utente</text:span><text:span text:style-name="T11"> un messaggio di errore che </text:span><text:span text:style-name="T4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L<text:span text:style-name="T9">o </text:span><text:span text:style-name="T7">PsicoPedagogo</text:span> deve poter visualizzare <text:span text:style-name="T7">il programma settimanale</text:span> entro 2 secondi </text:p>
          </table:table-cell>
        </table:table-row>
      </table:table>
      <text:p text:style-name="P10"/>
      <text:p text:style-name="P4"><text:span text:style-name="T5">UC_H_</text:span><text:span text:style-name="T7">62</text:span><text:span text:style-name="T5">_</text:span><text:span text:style-name="T7">psicopedagogo</text:span><text:span text:style-name="T6">_</text:span><text:span text:style-name="T7">visualizza_programma_educativo_settimanale</text:span><text:span text:style-name="T5">: </text:span><text:span text:style-name="T7">Psicopedagogo </text:span><text:span text:style-name="T6">Visualizza </text:span><text:span text:style-name="T7">Programma educativo settiman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, 'Times New Roman PS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fo:font-size="12pt" style:font-size-asian="12pt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44S</meta:editing-duration>
    <meta:editing-cycles>29</meta:editing-cycles>
    <meta:generator>LibreOffice/3.6$Windows_x86 LibreOffice_project/da8c1e6-fd468f4-454e206-f42a4a9-143cfd</meta:generator>
    <dc:date>2012-11-23T17:01:20.77</dc:date>
    <meta:document-statistic meta:table-count="1" meta:image-count="0" meta:object-count="0" meta:page-count="1" meta:paragraph-count="19" meta:word-count="114" meta:character-count="884" meta:non-whitespace-character-count="790"/>
  </office:meta>
</office:document-meta>
</file>